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97.2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66.25mm"/>
    </style:style>
    <style:style style:name="co14" style:family="table-column">
      <style:table-column-properties fo:break-before="auto" style:column-width="9.07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ce3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acturas-2019-09-10t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21-09-2019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FF01</text:p>
          </table:table-cell>
          <table:table-cell office:value-type="float" office:value="4456" calcext:value-type="float">
            <text:p>4456</text:p>
          </table:table-cell>
          <table:table-cell table:number-columns-repeated="2" office:value-type="float" office:value="20302241598" calcext:value-type="float">
            <text:p>203022415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RVICIO DE TRANSPORTE</text:p>
            <text:p>DE LIMA A MINA ANTAMINA</text:p>
            <text:p>PLACA: F2I-879/D6S-993</text:p>
            <text:p>VALOR REFERENCIAL: S/. 3465.6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012" calcext:value-type="float">
            <text:p>13012</text:p>
          </table:table-cell>
          <table:table-cell table:style-name="Default" office:value-type="float" office:value="15354.16" calcext:value-type="float">
            <text:p>15354.16</text:p>
          </table:table-cell>
          <table:table-cell table:style-name="Default" office:value-type="float" office:value="13012" calcext:value-type="float">
            <text:p>13012</text:p>
          </table:table-cell>
          <table:table-cell table:style-name="Default" office:value-type="float" office:value="2342.16" calcext:value-type="float">
            <text:p>2342.16</text:p>
          </table:table-cell>
          <table:table-cell table:style-name="Default" office:value-type="float" office:value="15354.16" calcext:value-type="float">
            <text:p>15354.16</text:p>
          </table:table-cell>
          <table:table-cell table:number-columns-repeated="5"/>
          <table:table-cell office:value-type="string" calcext:value-type="string">
            <text:p>KOMATSU-MITSUI MAQUINARIAS PERU S.A.</text:p>
          </table:table-cell>
          <table:table-cell office:value-type="string" calcext:value-type="string">
            <text:p>NIU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2019-09-21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FF01</text:p>
          </table:table-cell>
          <table:table-cell office:value-type="float" office:value="4457" calcext:value-type="float">
            <text:p>4457</text:p>
          </table:table-cell>
          <table:table-cell table:number-columns-repeated="2" office:value-type="float" office:value="20543725821" calcext:value-type="float">
            <text:p>205437258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RVICIO DE TRANSPORTE</text:p>
            <text:p>LOCAL DE CALLAO A PUCUSANA</text:p>
            <text:p>PLACA: B4B-913/D7N-986</text:p>
            <text:p>VALOR REFERENCIAL: NO APLIC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01.2" calcext:value-type="float">
            <text:p>4901.2</text:p>
          </table:table-cell>
          <table:table-cell table:style-name="Default" office:value-type="float" office:value="5783.416" calcext:value-type="float">
            <text:p>5783.416</text:p>
          </table:table-cell>
          <table:table-cell table:style-name="Default" office:value-type="float" office:value="4901.2" calcext:value-type="float">
            <text:p>4901.2</text:p>
          </table:table-cell>
          <table:table-cell table:style-name="Default" office:value-type="float" office:value="882.216" calcext:value-type="float">
            <text:p>882.216</text:p>
          </table:table-cell>
          <table:table-cell table:style-name="Default" office:value-type="float" office:value="5783.416" calcext:value-type="float">
            <text:p>5783.416</text:p>
          </table:table-cell>
          <table:table-cell table:number-columns-repeated="5"/>
          <table:table-cell office:value-type="string" calcext:value-type="string">
            <text:p>DISTRIBUIDORA CUMMINS PERU SAC</text:p>
          </table:table-cell>
          <table:table-cell office:value-type="string" calcext:value-type="string">
            <text:p>NIU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2019-09-21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FF01</text:p>
          </table:table-cell>
          <table:table-cell office:value-type="float" office:value="4458" calcext:value-type="float">
            <text:p>4458</text:p>
          </table:table-cell>
          <table:table-cell table:number-columns-repeated="2" office:value-type="float" office:value="20302241598" calcext:value-type="float">
            <text:p>203022415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RVICIO DE TRANSPORTE</text:p>
            <text:p>DE LIMA A MINA ANTAMINA</text:p>
            <text:p>PLACA: AZT-851</text:p>
            <text:p>VALOR REFERENCIAL: S/. 1155.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476.2" calcext:value-type="float">
            <text:p>10476.2</text:p>
          </table:table-cell>
          <table:table-cell table:style-name="Default" office:value-type="float" office:value="12361.916" calcext:value-type="float">
            <text:p>12361.916</text:p>
          </table:table-cell>
          <table:table-cell table:style-name="Default" office:value-type="float" office:value="10476.2" calcext:value-type="float">
            <text:p>10476.2</text:p>
          </table:table-cell>
          <table:table-cell table:style-name="Default" office:value-type="float" office:value="1885.716" calcext:value-type="float">
            <text:p>1885.716</text:p>
          </table:table-cell>
          <table:table-cell table:style-name="Default" office:value-type="float" office:value="12361.916" calcext:value-type="float">
            <text:p>12361.916</text:p>
          </table:table-cell>
          <table:table-cell table:number-columns-repeated="5"/>
          <table:table-cell office:value-type="string" calcext:value-type="string">
            <text:p>KOMATSU-MITSUI MAQUINARIAS PERU S.A.</text:p>
          </table:table-cell>
          <table:table-cell office:value-type="string" calcext:value-type="string">
            <text:p>NIU</text:p>
          </table:table-cell>
        </table:table-row>
        <table:table-row table:style-name="ro2" table:number-rows-repeated="24">
          <table:table-cell table:number-columns-repeated="14"/>
          <table:table-cell table:style-name="Default" table:number-columns-repeated="5"/>
          <table:table-cell table:number-columns-repeated="5"/>
          <table:table-cell table:style-name="ce4"/>
          <table:table-cell/>
        </table:table-row>
        <table:table-row table:style-name="ro2" table:number-rows-repeated="7">
          <table:table-cell/>
          <table:table-cell table:style-name="ce2"/>
          <table:table-cell table:number-columns-repeated="22"/>
          <table:table-cell table:style-name="ce4"/>
          <table:table-cell/>
        </table:table-row>
        <table:table-row table:style-name="ro2" table:number-rows-repeated="1048541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Hoja2" table:style-name="ta1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100154057" calcext:value-type="float">
            <text:p>20100154057</text:p>
          </table:table-cell>
          <table:table-cell office:value-type="string" calcext:value-type="string">
            <text:p>G Y M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546121250" calcext:value-type="float">
            <text:p>20546121250</text:p>
          </table:table-cell>
          <table:table-cell office:value-type="string" calcext:value-type="string">
            <text:p>STRACON S.A.</text:p>
          </table:table-cell>
        </table:table-row>
        <table:table-row table:style-name="ro2">
          <table:table-cell office:value-type="float" office:value="20302241598" calcext:value-type="float">
            <text:p>20302241598</text:p>
          </table:table-cell>
          <table:table-cell office:value-type="string" calcext:value-type="string">
            <text:p>KOMATSU-MITSUI MAQUINARIAS PERU S.A.</text:p>
          </table:table-cell>
        </table:table-row>
        <table:table-row table:style-name="ro2">
          <table:table-cell office:value-type="float" office:value="20543725821" calcext:value-type="float">
            <text:p>20543725821</text:p>
          </table:table-cell>
          <table:table-cell office:value-type="string" calcext:value-type="string">
            <text:p>DISTRIBUIDORA CUMMINS PERU S.A.C</text:p>
          </table:table-cell>
        </table:table-row>
        <table:table-row table:style-name="ro2">
          <table:table-cell office:value-type="float" office:value="20603054378" calcext:value-type="float">
            <text:p>20603054378</text:p>
          </table:table-cell>
          <table:table-cell office:value-type="string" calcext:value-type="string">
            <text:p>CONSORCIO GYM- STRAC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3:52:47.8284234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1T17:30:52.695129550</dc:date>
    <meta:editing-duration>PT39M3S</meta:editing-duration>
    <meta:editing-cycles>9</meta:editing-cycles>
    <meta:generator>LibreOffice/5.1.6.2$Linux_X86_64 LibreOffice_project/10m0$Build-2</meta:generator>
    <meta:document-statistic meta:table-count="2" meta:cell-count="107" meta:object-count="0"/>
  </office:meta>
</office:document-meta>
</file>